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" svg:stroke-width="0.051cm" svg:stroke-color="#000000" draw:marker-start-width="0.2cm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921cm" svg:height="1.397cm" svg:x="3.948cm" svg:y="8.84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921cm" svg:height="1.397cm" svg:x="3.948cm" svg:y="6.051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397cm" svg:x="8.42cm" svg:y="9.563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921cm" svg:height="1.397cm" svg:x="5.788cm" svg:y="2.2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921cm" svg:height="1.397cm" svg:x="7.974cm" svg:y="5.95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919cm" svg:y1="6.65cm" svg:x2="10.895cm" svg:y2="6.65cm" draw:start-shape="id1" draw:start-glue-point="6" draw:end-shape="id2" draw:end-glue-point="10" svg:d="m11919 6650h-1024">
          <text:p/>
        </draw:connector>
        <draw:connector draw:style-name="gr3" draw:text-style-name="P1" draw:layer="layout" draw:type="line" svg:x1="9.881cm" svg:y1="9.563cm" svg:x2="9.435cm" svg:y2="7.348cm" draw:start-shape="id3" draw:start-glue-point="4" draw:end-shape="id2" draw:end-glue-point="8" svg:d="m9881 9563-446-2215">
          <text:p/>
        </draw:connector>
        <draw:connector draw:style-name="gr3" draw:text-style-name="P1" draw:layer="layout" draw:type="line" svg:x1="6.869cm" svg:y1="6.75cm" svg:x2="7.974cm" svg:y2="6.65cm" draw:start-shape="id4" draw:start-glue-point="10" draw:end-shape="id2" draw:end-glue-point="6" svg:d="m6869 6750 1105-100">
          <text:p/>
        </draw:connector>
        <draw:connector draw:style-name="gr4" draw:text-style-name="P1" draw:layer="layout" draw:type="line" svg:x1="5.409cm" svg:y1="7.448cm" svg:x2="5.409cm" svg:y2="8.845cm" draw:start-shape="id4" draw:start-glue-point="8" draw:end-shape="id5" draw:end-glue-point="4" svg:d="m5409 7448v1397">
          <text:p text:style-name="P1">x <text:s text:c="2"/></text:p>
        </draw:connector>
        <draw:connector draw:style-name="gr4" draw:text-style-name="P1" draw:layer="layout" draw:type="line" svg:x1="5.409cm" svg:y1="6.051cm" svg:x2="6.215cm" svg:y2="3.453cm" draw:start-shape="id4" draw:start-glue-point="4" draw:end-shape="id6" draw:end-glue-point="7" svg:d="m5409 6051 806-2598">
          <text:p text:style-name="P1">t <text:s text:c="4"/></text:p>
        </draw:connector>
        <draw:connector draw:style-name="gr4" draw:text-style-name="P1" draw:layer="layout" draw:type="line" svg:x1="9.435cm" svg:y1="5.951cm" svg:x2="8.282cm" svg:y2="3.453cm" draw:start-shape="id2" draw:start-glue-point="4" draw:end-shape="id6" draw:end-glue-point="9" svg:d="m9435 5951-1153-2498">
          <text:p text:style-name="P1"><text:s text:c="7"/>top</text:p>
        </draw:connector>
        <draw:custom-shape draw:style-name="gr1" draw:text-style-name="P1" xml:id="id7" draw:id="id7" draw:layer="layout" svg:width="2.921cm" svg:height="1.397cm" svg:x="8.119cm" svg:y="9.363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cm" svg:y1="9.363cm" svg:x2="9.435cm" svg:y2="7.348cm" draw:start-shape="id7" draw:start-glue-point="4" draw:end-shape="id2" draw:end-glue-point="8" svg:d="m9580 9363-145-2015">
          <text:p/>
        </draw:connector>
        <draw:custom-shape draw:style-name="gr1" draw:text-style-name="P1" xml:id="id8" draw:id="id8" draw:layer="layout" svg:width="2.921cm" svg:height="1.397cm" svg:x="7.819cm" svg:y="9.163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28cm" svg:y1="9.163cm" svg:x2="9.435cm" svg:y2="7.348cm" draw:start-shape="id8" draw:start-glue-point="4" draw:end-shape="id2" draw:end-glue-point="8" svg:d="m9280 9163 155-1815">
          <text:p/>
        </draw:connector>
        <draw:custom-shape draw:style-name="gr1" draw:text-style-name="P1" xml:id="id9" draw:id="id9" draw:layer="layout" svg:width="2.921cm" svg:height="1.397cm" svg:x="7.519cm" svg:y="8.963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98cm" svg:y1="8.963cm" svg:x2="9.435cm" svg:y2="7.348cm" draw:start-shape="id9" draw:start-glue-point="4" draw:end-shape="id2" draw:end-glue-point="8" svg:d="m8980 8963 455-1615">
          <text:p/>
        </draw:connector>
        <draw:custom-shape draw:style-name="gr1" draw:text-style-name="P1" xml:id="id11" draw:id="id11" draw:layer="layout" svg:width="2.921cm" svg:height="1.397cm" svg:x="2.746cm" svg:y="8.54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921cm" svg:height="1.397cm" svg:x="2.746cm" svg:y="5.752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67cm" svg:y1="6.451cm" svg:x2="7.974cm" svg:y2="6.65cm" draw:start-shape="id10" draw:start-glue-point="10" svg:d="m5667 6451 2307 199">
          <text:p/>
        </draw:connector>
        <draw:connector draw:style-name="gr4" draw:text-style-name="P1" draw:layer="layout" draw:type="line" svg:x1="4.207cm" svg:y1="7.149cm" svg:x2="4.207cm" svg:y2="8.546cm" draw:start-shape="id10" draw:start-glue-point="8" draw:end-shape="id11" draw:end-glue-point="4" svg:d="m4207 7149v1397">
          <text:p text:style-name="P1">x <text:s text:c="2"/></text:p>
        </draw:connector>
        <draw:connector draw:style-name="gr4" draw:text-style-name="P1" draw:layer="layout" draw:type="line" svg:x1="4.207cm" svg:y1="5.752cm" svg:x2="6.215cm" svg:y2="3.453cm" draw:start-shape="id10" draw:start-glue-point="4" draw:end-shape="id6" draw:end-glue-point="7" svg:d="m4207 5752 2008-2299">
          <text:p text:style-name="P1">t <text:s text:c="4"/></text:p>
        </draw:connector>
        <draw:custom-shape draw:style-name="gr1" draw:text-style-name="P1" xml:id="id12" draw:id="id12" draw:layer="layout" svg:width="2.921cm" svg:height="1.397cm" svg:x="16.22cm" svg:y="5.949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921cm" svg:height="1.397cm" svg:x="15.82cm" svg:y="2.68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921cm" svg:height="1.397cm" svg:x="16.22cm" svg:y="9.37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8.714cm" svg:y1="7.142cm" svg:x2="18.714cm" svg:y2="7.142cm" draw:start-shape="id12" draw:start-glue-point="9" draw:end-shape="id12" draw:end-glue-point="9" svg:d="m18714 7142">
          <text:p/>
        </draw:connector>
        <draw:connector draw:style-name="gr2" draw:text-style-name="P1" draw:layer="layout" draw:type="line" svg:x1="16.22cm" svg:y1="6.648cm" svg:x2="10.895cm" svg:y2="6.65cm" draw:start-shape="id12" draw:start-glue-point="6" draw:end-shape="id2" draw:end-glue-point="10" svg:d="m16220 6648-5325 2">
          <text:p/>
        </draw:connector>
        <draw:connector draw:style-name="gr4" draw:text-style-name="P1" draw:layer="layout" draw:type="line" svg:x1="17.681cm" svg:y1="5.949cm" svg:x2="17.281cm" svg:y2="4.082cm" draw:start-shape="id12" draw:start-glue-point="4" draw:end-shape="id13" draw:end-glue-point="8" svg:d="m17681 5949-400-1867">
          <text:p text:style-name="P2">t <text:s text:c="2"/></text:p>
        </draw:connector>
        <draw:connector draw:style-name="gr4" draw:text-style-name="P1" draw:layer="layout" draw:type="line" svg:x1="17.681cm" svg:y1="7.346cm" svg:x2="17.681cm" svg:y2="9.378cm" draw:start-shape="id12" draw:start-glue-point="8" draw:end-shape="id14" draw:end-glue-point="4" svg:d="m17681 7346v2032">
          <text:p text:style-name="P2">x <text:s text:c="2"/></text:p>
        </draw:connector>
        <draw:custom-shape draw:style-name="gr1" draw:text-style-name="P1" xml:id="id15" draw:id="id15" draw:layer="layout" svg:width="2.921cm" svg:height="1.397cm" svg:x="15.321cm" svg:y="5.95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921cm" svg:height="1.397cm" svg:x="15.321cm" svg:y="9.379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815cm" svg:y1="7.143cm" svg:x2="17.815cm" svg:y2="7.143cm" draw:start-shape="id15" draw:start-glue-point="9" draw:end-shape="id15" draw:end-glue-point="9" svg:d="m17815 7143">
          <text:p/>
        </draw:connector>
        <draw:connector draw:style-name="gr2" draw:text-style-name="P1" draw:layer="layout" draw:type="line" svg:x1="15.321cm" svg:y1="6.649cm" svg:x2="10.895cm" svg:y2="6.65cm" draw:start-shape="id15" draw:start-glue-point="6" draw:end-shape="id2" draw:end-glue-point="10" svg:d="m15321 6649-4426 1">
          <text:p/>
        </draw:connector>
        <draw:connector draw:style-name="gr4" draw:text-style-name="P1" draw:layer="layout" draw:type="line" svg:x1="16.782cm" svg:y1="5.95cm" svg:x2="17.281cm" svg:y2="4.082cm" draw:start-shape="id15" draw:start-glue-point="4" draw:end-shape="id13" draw:end-glue-point="8" svg:d="m16782 5950 499-1868">
          <text:p text:style-name="P2">t <text:s text:c="2"/></text:p>
        </draw:connector>
        <draw:connector draw:style-name="gr4" draw:text-style-name="P1" draw:layer="layout" draw:type="line" svg:x1="16.782cm" svg:y1="7.347cm" svg:x2="16.782cm" svg:y2="9.379cm" draw:start-shape="id15" draw:start-glue-point="8" draw:end-shape="id16" draw:end-glue-point="4" svg:d="m16782 7347v2032">
          <text:p text:style-name="P2">x <text:s text:c="2"/></text:p>
        </draw:connector>
        <draw:custom-shape draw:style-name="gr1" draw:text-style-name="P1" xml:id="id1" draw:id="id1" draw:layer="layout" svg:width="2.921cm" svg:height="1.397cm" svg:x="11.919cm" svg:y="5.951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921cm" svg:height="1.397cm" svg:x="11.919cm" svg:y="2.48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.921cm" svg:height="1.397cm" svg:x="11.919cm" svg:y="9.3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413cm" svg:y1="7.144cm" svg:x2="14.413cm" svg:y2="7.144cm" draw:start-shape="id1" draw:start-glue-point="9" draw:end-shape="id1" draw:end-glue-point="9" svg:d="m14413 7144">
          <text:p/>
        </draw:connector>
        <draw:connector draw:style-name="gr4" draw:text-style-name="P1" draw:layer="layout" draw:type="line" svg:x1="13.38cm" svg:y1="5.951cm" svg:x2="13.38cm" svg:y2="3.884cm" draw:start-shape="id1" draw:start-glue-point="4" draw:end-shape="id17" draw:end-glue-point="8" svg:d="m13380 5951v-2067">
          <text:p text:style-name="P2">t <text:s text:c="2"/></text:p>
        </draw:connector>
        <draw:connector draw:style-name="gr4" draw:text-style-name="P1" draw:layer="layout" draw:type="line" svg:x1="13.38cm" svg:y1="7.348cm" svg:x2="13.38cm" svg:y2="9.38cm" draw:start-shape="id1" draw:start-glue-point="8" draw:end-shape="id18" draw:end-glue-point="4" svg:d="m13380 7348v2032">
          <text:p text:style-name="P2">x <text:s text:c="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en zufferey</meta:initial-creator>
    <meta:creation-date>2013-02-25T12:25:26</meta:creation-date>
    <dc:date>2013-02-25T13:34:23</dc:date>
    <dc:creator>damien zufferey</dc:creator>
    <meta:editing-duration>PT53M47S</meta:editing-duration>
    <meta:editing-cycles>2</meta:editing-cycles>
    <meta:generator>LibreOffice/3.5$Linux_X86_64 LibreOffice_project/350m1$Build-2</meta:generator>
    <meta:document-statistic meta:object-count="41"/>
  </office:meta>
</office:document-meta>
</file>